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Baltic" svg:font-family="'Calibri Baltic'" style:font-family-generic="roman" style:font-pitch="variable"/>
    <style:font-face style:name="Calibri CE" svg:font-family="'Calibri CE'" style:font-family-generic="roman" style:font-pitch="variable"/>
    <style:font-face style:name="Calibri Tur" svg:font-family="'Calibri Tur'" style:font-family-generic="roman" style:font-pitch="variable"/>
    <style:font-face style:name="Ebrima" svg:font-family="Ebrima" style:font-family-generic="roman" style:font-pitch="variable"/>
    <style:font-face style:name="Estrangelo Edessa" svg:font-family="'Estrangelo Edessa'" style:font-family-generic="roman" style:font-pitch="variable"/>
    <style:font-face style:name="Kalinga" svg:font-family="Kalinga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V Boli" svg:font-family="'MV Boli'" style:font-family-generic="roman" style:font-pitch="variable"/>
    <style:font-face style:name="Microsoft JhengHei" svg:font-family="'Microsoft JhengHei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brima1" svg:font-family="Ebrima" style:font-family-generic="system" style:font-pitch="variable"/>
    <style:font-face style:name="Estrangelo Edessa1" svg:font-family="'Estrangelo Edessa'" style:font-family-generic="system" style:font-pitch="variable"/>
    <style:font-face style:name="FreeSans" svg:font-family="FreeSans" style:font-family-generic="system" style:font-pitch="variable"/>
    <style:font-face style:name="Kalinga1" svg:font-family="Kalinga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V Boli1" svg:font-family="'MV Boli'" style:font-family-generic="system" style:font-pitch="variable"/>
    <style:font-face style:name="Microsoft JhengHei1" svg:font-family="'Microsoft JhengHei'" style:font-family-generic="system" style:font-pitch="variable"/>
    <style:font-face style:name="Noto Sans CJK SC Regular" svg:font-family="'Noto Sans CJK SC Regular'" style:font-family-generic="system" style:font-pitch="variable"/>
    <style:font-face style:name="Sylfaen1" svg:font-family="Sylfae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size="9pt" style:font-size-asian="9pt" style:font-size-complex="9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  <style:text-properties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vertical-align="auto" style:writing-mode="lr-tb"/>
    </style:style>
    <style:style style:name="P7" style:family="paragraph" style:parent-style-name="Standard_20__28_user_29_">
      <style:paragraph-properties fo:margin-left="0in" fo:margin-right="0in" fo:text-align="center" style:justify-single-word="false" fo:orphans="0" fo:widows="0" fo:hyphenation-ladder-count="no-limit" fo:text-indent="0in" style:auto-text-indent="false" style:vertical-align="baseline" style:writing-mode="lr-tb"/>
      <style:text-properties fo:hyphenate="false" fo:hyphenation-remain-char-count="2" fo:hyphenation-push-char-count="2"/>
    </style:style>
    <style:style style:name="P8" style:family="paragraph" style:parent-style-name="Standard_20__28_user_29_">
      <style:paragraph-properties fo:margin-left="0in" fo:margin-right="0in" fo:text-align="center" style:justify-single-word="false" fo:orphans="0" fo:widows="0" fo:hyphenation-ladder-count="no-limit" fo:text-indent="0in" style:auto-text-indent="false" style:vertical-align="baseline" style:writing-mode="lr-tb"/>
      <style:text-properties fo:font-weight="bold" style:font-weight-asian="bold" style:font-name-complex="Lohit Hindi" style:font-weight-complex="bold" fo:hyphenate="false" fo:hyphenation-remain-char-count="2" fo:hyphenation-push-char-count="2"/>
    </style:style>
    <style:style style:name="P9" style:family="paragraph" style:parent-style-name="Standard_20__28_user_29_">
      <style:paragraph-properties fo:margin-left="0in" fo:margin-right="0in" fo:text-align="start" style:justify-single-word="false" fo:orphans="0" fo:widows="0" fo:hyphenation-ladder-count="no-limit" fo:text-indent="0in" style:auto-text-indent="false" style:vertical-align="baseline" style:writing-mode="lr-tb"/>
      <style:text-properties style:font-name-complex="Lohit Hindi" fo:hyphenate="false" fo:hyphenation-remain-char-count="2" fo:hyphenation-push-char-count="2"/>
    </style:style>
    <style:style style:name="P10" style:family="paragraph" style:parent-style-name="Standard_20__28_user_29_">
      <style:paragraph-properties fo:margin-left="0in" fo:margin-right="0in" fo:text-align="start" style:justify-single-word="false" fo:orphans="0" fo:widows="0" fo:hyphenation-ladder-count="no-limit" fo:text-indent="0in" style:auto-text-indent="false" style:vertical-align="baseline" style:writing-mode="lr-tb"/>
      <style:text-properties fo:hyphenate="false" fo:hyphenation-remain-char-count="2" fo:hyphenation-push-char-count="2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Lohit Hindi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color="#ff0000" fo:font-size="12pt" fo:font-weight="bold" style:font-size-asian="12pt" style:font-weight-asian="bold" style:font-size-complex="12pt"/>
    </style:style>
    <style:style style:name="T7" style:family="text">
      <style:text-properties fo:color="#ff0000" fo:font-size="12pt" style:font-size-asian="12pt" style:font-size-complex="12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alibri" fo:language="en" fo:country="US" fo:font-style="italic" fo:font-weight="bold" style:language-asian="en" style:country-asian="US" style:font-style-asian="italic" style:font-weight-asian="bold" style:language-complex="ar" style:country-complex="SA"/>
    </style:style>
    <style:style style:name="T10" style:family="text">
      <style:text-properties style:font-name="Tahoma" style:font-name-complex="Tahoma1"/>
    </style:style>
    <style:style style:name="T11" style:family="text">
      <style:text-properties style:font-name="Arial" style:font-name-complex="Arial1"/>
    </style:style>
    <style:style style:name="T12" style:family="text">
      <style:text-properties style:font-name="Sylfaen" style:font-name-complex="Sylfaen1"/>
    </style:style>
    <style:style style:name="T13" style:family="text">
      <style:text-properties style:font-name="MV Boli" style:font-name-complex="MV Boli1"/>
    </style:style>
    <style:style style:name="T14" style:family="text">
      <style:text-properties style:font-name="MS Gothic" style:font-name-asian="MS Gothic1" style:font-name-complex="MS Gothic1"/>
    </style:style>
    <style:style style:name="T15" style:family="text">
      <style:text-properties style:font-name="Microsoft JhengHei" style:font-name-asian="Microsoft JhengHei1" style:font-name-complex="Microsoft JhengHei1"/>
    </style:style>
    <style:style style:name="T16" style:family="text">
      <style:text-properties style:font-name-complex="Calibri1"/>
    </style:style>
    <style:style style:name="T17" style:family="text">
      <style:text-properties style:font-name="Calibri Tur"/>
    </style:style>
    <style:style style:name="T18" style:family="text">
      <style:text-properties style:font-name="Calibri CE"/>
    </style:style>
    <style:style style:name="T19" style:family="text">
      <style:text-properties style:font-name="Calibri Baltic"/>
    </style:style>
    <style:style style:name="T20" style:family="text">
      <style:text-properties style:font-name="Estrangelo Edessa" style:font-name-complex="Estrangelo Edessa1"/>
    </style:style>
    <style:style style:name="T21" style:family="text">
      <style:text-properties style:font-name="Ebrima" style:font-name-complex="Ebrima1"/>
    </style:style>
    <style:style style:name="T22" style:family="text">
      <style:text-properties style:font-name="Kalinga" style:font-name-complex="Kaling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_28_user_29_"/>
      <text:p text:style-name="P7"><text:span text:style-name="T1">Lab Report</text:span></text:p>
      <text:p text:style-name="P8"/>
      <text:p text:style-name="P7"><text:span text:style-name="T2">ECPE 170 – Computer Systems and Networks – Spring 201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3">Name:<text:tab/></text:span><text:span text:style-name="T4"><text:tab/></text:span>STEVE GUERRERO</text:p>
      <text:p text:style-name="P10"/>
      <text:p text:style-name="P10"><text:span text:style-name="T3">Lab Topic:</text:span><text:span text:style-name="T4"><text:tab/></text:span>NETWORK SOCKET PROGRAMMING (LAB #: 08)</text:p>
      <text:p text:style-name="P10"/>
      <text:p text:style-name="P10"/>
      <text:p text:style-name="P1"><text:soft-page-break/><text:span text:style-name="T5">(1)What is first line of the python script that starts with #! doing?  Where in ECPE 170 have you seen this before? </text:span></text:p>
      <text:p text:style-name="P1">This ensures a specific program or interpreter, python in this case, will execute this code.</text:p>
      <text:p text:style-name="P1"/>
      <text:p text:style-name="P1"><text:span text:style-name="T5">(2) Document the HTTP request and the server response when you manually download the HTML file at http://ecs-network.serv.pacific.edu/ecpe-170/lab/ via Netcat.</text:span><text:line-break/><text:span text:style-name="T5">(By "document", you should provide the full client request and a partial server response (top 40-50 lines is sufficient for me to tell if you downloaded the right file). The script utility can make this capture easy for you - see below.)  </text:span></text:p>
      <text:p text:style-name="P1"><text:span text:style-name="T6">Note: </text:span><text:span text:style-name="T7">I also logged the responses in files that are pushed to BitBucket. Instructions were unclear so I included the same responses in the lab report as well.</text:span></text:p>
      <text:p text:style-name="P3"><text:span text:style-name="T8">netcat -C ecs-network.serv.pacific.edu 80</text:span></text:p>
      <text:p text:style-name="P3"><text:span text:style-name="T8">GET /ecpe-170/lab/ HTTP/1.1</text:span></text:p>
      <text:p text:style-name="P3"><text:span text:style-name="T8">Host: ecs-network.serv.pacific.edu</text:span></text:p>
      <text:p text:style-name="P3"><text:span text:style-name="T8">Connection: close</text:span></text:p>
      <text:p text:style-name="P4"/>
      <text:p text:style-name="P3"><text:span text:style-name="T8">HTTP/1.1 200 OK</text:span></text:p>
      <text:p text:style-name="P3"><text:span text:style-name="T8">Date: Sun, 26 Mar 2017 16:21:52 GMT</text:span></text:p>
      <text:p text:style-name="P3"><text:span text:style-name="T8">Server: Zope/(2.13.24, python 2.6.5, linux2) ZServer/1.1</text:span></text:p>
      <text:p text:style-name="P3"><text:span text:style-name="T8">Content-Length: 24230</text:span></text:p>
      <text:p text:style-name="P3"><text:span text:style-name="T8">X-Cache-Operation: plone.app.caching.weakCaching</text:span></text:p>
      <text:p text:style-name="P3"><text:span text:style-name="T8">Content-Language: en</text:span></text:p>
      <text:p text:style-name="P3"><text:span text:style-name="T8">Expires: Thu, 29 Mar 2007 16:21:52 GMT</text:span></text:p>
      <text:p text:style-name="P3"><text:span text:style-name="T8">ETag: "||30324|en|0|Sunburst Theme|0|1444436487.33"</text:span></text:p>
      <text:p text:style-name="P3"><text:span text:style-name="T8">X-Ua-Compatible: IE=edge,chrome=1</text:span></text:p>
      <text:p text:style-name="P3"><text:span text:style-name="T8">Cache-Control: max-age=0, must-revalidate, private</text:span></text:p>
      <text:p text:style-name="P3"><text:span text:style-name="T8">X-Cache-Rule: plone.content.itemView</text:span></text:p>
      <text:p text:style-name="P3"><text:span text:style-name="T8">X-Frame-Options: SAMEORIGIN</text:span></text:p>
      <text:p text:style-name="P3"><text:span text:style-name="T8">Content-Type: text/html;charset=utf-8</text:span></text:p>
      <text:p text:style-name="P3"><text:span text:style-name="T8">Vary: Accept-Encoding</text:span></text:p>
      <text:p text:style-name="P3"><text:span text:style-name="T8">Connection: close</text:span></text:p>
      <text:p text:style-name="P4"/>
      <text:p text:style-name="P4"/>
      <text:p text:style-name="P3"><text:span text:style-name="T8">&lt;!DOCTYPE html&gt;</text:span></text:p>
      <text:p text:style-name="P4"/>
      <text:p text:style-name="P3"><text:span text:style-name="T8">&lt;html xmlns="http://www.w3.org/1999/xhtml" lang="en"&gt;</text:span></text:p>
      <text:p text:style-name="P4"/>
      <text:p text:style-name="P3"><text:span text:style-name="T8"><text:s text:c="4"/>&lt;head&gt;</text:span></text:p>
      <text:p text:style-name="P3"><text:span text:style-name="T8"><text:s text:c="4"/>&lt;meta http-equiv="Content-Type" content="text/html; charset=utf-8" /&gt;</text:span></text:p>
      <text:p text:style-name="P4"/>
      <text:p text:style-name="P3"><text:span text:style-name="T8"><text:s text:c="4"/></text:span></text:p>
      <text:p text:style-name="P3"><text:span text:style-name="T8"><text:s text:c="8"/>&lt;base href="http://ecs-network.serv.pacific.edu/ecpe-170/lab/labs" /&gt;&lt;!--[if lt IE 7]&gt;&lt;/base&gt;&lt;![endif]--&gt;</text:span></text:p>
      <text:p text:style-name="P3"><text:span text:style-name="T8"><text:s text:c="4"/></text:span></text:p>
      <text:p text:style-name="P3"><text:span text:style-name="T8"><text:s text:c="4"/>&lt;link rel="stylesheet" type="text/css" media="screen" href="http://ecs-network.serv.pacific.edu/portal_css/Sunburst%20Theme/reset-cachekey-98ff9e8df1b4fd171b62e48ffc65224f.css" /&gt;</text:span></text:p>
      <text:p text:style-name="P3"><text:span text:style-name="T8"><text:s text:c="4"/>&lt;link rel="stylesheet" type="text/css" href="http://ecs-network.serv.pacific.edu/portal_css/Sunburst%20Theme/base-cachekey-803ad09633d08acda5752564121f4b50.css" /&gt;</text:span></text:p>
      <text:p text:style-name="P3"><text:span text:style-name="T8"><text:s text:c="4"/>&lt;link rel="stylesheet" type="text/css" media="all" href="http://ecs-network.serv.pacific.edu/portal_css/Sunburst%20Theme/ploneCustom-cachekey-8c9f97440082c6d2229c29664804ef20.css" /&gt;</text:span></text:p>
      <text:p text:style-name="P1"><text:span text:style-name="T8"><text:s text:c="2"/></text:span></text:p>
      <text:p text:style-name="P1"><text:span text:style-name="T8"><text:s text:c="4"/>&lt;script type="text/javascript" src="http://ecs-network.serv.pacific.edu/portal_javascripts/Sunburst%20Theme/resourceplone.app.jquery-cachekey-a341ea3d731b88c9fd863112717f2bd2.js"&gt;&lt;/script&gt;</text:span></text:p>
      <text:p text:style-name="P3"><text:soft-page-break/><text:span text:style-name="T8"><text:s text:c="4"/>&lt;script type="text/javascript" src="http://ecs-network.serv.pacific.edu/portal_javascripts/Sunburst%20Theme/kss-bbb-cachekey-24af0b5057943fbc4aea189df4d79398.js"&gt;&lt;/script&gt;</text:span></text:p>
      <text:p text:style-name="P4"/>
      <text:p text:style-name="P4"/>
      <text:p text:style-name="P3"><text:span text:style-name="T8">&lt;title&gt;Labs &amp;mdash; ECS Networking&lt;/title&gt;</text:span></text:p>
      <text:p text:style-name="P3"><text:span text:style-name="T8"><text:s text:c="8"/></text:span></text:p>
      <text:p text:style-name="P3"><text:span text:style-name="T8"><text:s text:c="4"/>&lt;link rel="canonical" href="http://ecs-network.serv.pacific.edu/ecpe-170/lab" /&gt;</text:span></text:p>
      <text:p text:style-name="P4"/>
      <text:p text:style-name="P3"><text:span text:style-name="T8"><text:s text:c="4"/>&lt;link rel="shortcut icon" type="image/x-icon" href="http://ecs-network.serv.pacific.edu/favicon.ico" /&gt;</text:span></text:p>
      <text:p text:style-name="P3"><text:span text:style-name="T8"><text:s text:c="4"/>&lt;link rel="apple-touch-icon" href="http://ecs-network.serv.pacific.edu/touch_icon.png" /&gt;</text:span></text:p>
      <text:p text:style-name="P4"/>
      <text:p text:style-name="P4"/>
      <text:p text:style-name="P3"><text:span text:style-name="T8"><text:s text:c="4"/>&lt;link rel="search" href="http://ecs-network.serv.pacific.edu/@@search" title="Search this site" /&gt;</text:span></text:p>
      <text:p text:style-name="P4"/>
      <text:p text:style-name="P3"><text:span text:style-name="T8"><text:s text:c="8"/>&lt;meta name="viewport" content="width=device-width, initial-scale=0.6666, maximum-scale=1.0, minimum-scale=0.6666" /&gt;</text:span></text:p>
      <text:p text:style-name="P3"><text:span text:style-name="T8"><text:s text:c="8"/>&lt;meta name="generator" content="Plone - http://plone.org" /&gt;</text:span></text:p>
      <text:p text:style-name="P3"><text:span text:style-name="T8"><text:s text:c="4"/></text:span></text:p>
      <text:p text:style-name="P3"><text:span text:style-name="T8">&lt;/head&gt;</text:span></text:p>
      <text:p text:style-name="P4"/>
      <text:p text:style-name="P3"><text:span text:style-name="T8">&lt;body class="template-document_view portaltype-document site-networking section-ecpe-170 subsection-lab subsection-lab-labs icons-on userrole-anonymous" dir="ltr"&gt;</text:span></text:p>
      <text:p text:style-name="P4"/>
      <text:p text:style-name="P3"><text:span text:style-name="T8">&lt;div id="visual-portal-wrapper"&gt;</text:span></text:p>
      <text:p text:style-name="P4"/>
      <text:p text:style-name="P3"><text:span text:style-name="T8"><text:s text:c="8"/>&lt;div id="portal-top" class="row"&gt;</text:span></text:p>
      <text:p text:style-name="P3"><text:span text:style-name="T8">&lt;div class="cell width-full position-0"&gt;</text:span></text:p>
      <text:p text:style-name="P3"><text:span text:style-name="T8"><text:s text:c="12"/>&lt;div id="portal-header"&gt;</text:span></text:p>
      <text:p text:style-name="P3"><text:span text:style-name="T8"><text:s text:c="4"/>&lt;p class="hiddenStructure"&gt;</text:span></text:p>
      <text:p text:style-name="P3"><text:span text:style-name="T8"><text:s text:c="2"/>&lt;a accesskey="2" href="http://ecs-network.serv.pacific.edu/ecpe-170/lab/#content"&gt;Skip to content.&lt;/a&gt; |</text:span></text:p>
      <text:p text:style-name="P4"/>
      <text:p text:style-name="P3"><text:span text:style-name="T8"><text:s text:c="2"/>&lt;a accesskey="6" href="http://ecs-network.serv.pacific.edu/ecpe-170/lab/#portal-globalnav"&gt;Skip to navigation&lt;/a&gt;</text:span></text:p>
      <text:p text:style-name="P3"><text:span text:style-name="T8">&lt;/p&gt;</text:span></text:p>
      <text:p text:style-name="P4"/>
      <text:p text:style-name="P3"><text:span text:style-name="T8">&lt;div id="portal-personaltools-wrapper"&gt;</text:span></text:p>
      <text:p text:style-name="P1"><text:line-break/><text:span text:style-name="T5">(3) Document the HTTP request and the server response when you manually download the HTML file at </text:span><text:span text:style-name="T9">http://www.yahoo.com/</text:span><text:span text:style-name="T5"> via Netcat</text:span></text:p>
      <text:p text:style-name="P6"><text:span text:style-name="T8">netcat -C www.yahoo.com 80</text:span></text:p>
      <text:p text:style-name="P6"><text:span text:style-name="T8">GET www.yahoo.com HTTP/1.1</text:span></text:p>
      <text:p text:style-name="P6"><text:span text:style-name="T8">Host: www.yahoo.com</text:span></text:p>
      <text:p text:style-name="P6"><text:span text:style-name="T8">Connection: close</text:span></text:p>
      <text:p text:style-name="P5"/>
      <text:p text:style-name="P6"><text:span text:style-name="T8">HTTP/1.1 301 Redirect</text:span></text:p>
      <text:p text:style-name="P6"><text:span text:style-name="T8">Date: Fri, 31 Mar 2017 05:13:36 GMT</text:span></text:p>
      <text:p text:style-name="P6"><text:span text:style-name="T8">Via: https/1.1 ir10.fp.gq1.yahoo.com (ApacheTrafficServer)</text:span></text:p>
      <text:p text:style-name="P6"><text:span text:style-name="T8">Server: ATS</text:span></text:p>
      <text:p text:style-name="P6"><text:span text:style-name="T8">Location: https://www.yahoo.com/</text:span></text:p>
      <text:p text:style-name="P6"><text:span text:style-name="T8">Content-Type: text/html</text:span></text:p>
      <text:p text:style-name="P6"><text:span text:style-name="T8">Content-Language: en</text:span></text:p>
      <text:p text:style-name="P6"><text:span text:style-name="T8">Cache-Control: no-store, no-cache</text:span></text:p>
      <text:p text:style-name="P6"><text:span text:style-name="T8">Connection: keep-alive</text:span></text:p>
      <text:p text:style-name="P6"><text:span text:style-name="T8">Content-Length: 304</text:span></text:p>
      <text:p text:style-name="P5"/>
      <text:p text:style-name="P6"><text:span text:style-name="T8">&lt;HTML&gt;</text:span></text:p>
      <text:p text:style-name="P6"><text:span text:style-name="T8">&lt;HEAD&gt;</text:span></text:p>
      <text:p text:style-name="P6"><text:span text:style-name="T8">&lt;TITLE&gt;Document Has Moved&lt;/TITLE&gt;</text:span></text:p>
      <text:p text:style-name="P6"><text:span text:style-name="T8">&lt;/HEAD&gt;</text:span></text:p>
      <text:p text:style-name="P5"/>
      <text:p text:style-name="P6"><text:span text:style-name="T8">&lt;BODY BGCOLOR="white" FGCOLOR="black"&gt;</text:span></text:p>
      <text:p text:style-name="P6"><text:span text:style-name="T8">&lt;H1&gt;Document Has Moved&lt;/H1&gt;</text:span></text:p>
      <text:p text:style-name="P6"><text:span text:style-name="T8">&lt;HR&gt;</text:span></text:p>
      <text:p text:style-name="P5"><text:soft-page-break/></text:p>
      <text:p text:style-name="P6"><text:span text:style-name="T8">&lt;FONT FACE="Helvetica,Arial"&gt;&lt;B&gt;</text:span></text:p>
      <text:p text:style-name="P6"><text:span text:style-name="T8">Description: The document you requested has moved to a new location. <text:s/>The new location is "https://www.yahoo.com/".</text:span></text:p>
      <text:p text:style-name="P6"><text:span text:style-name="T8">&lt;/B&gt;&lt;/FONT&gt;</text:span></text:p>
      <text:p text:style-name="P6"><text:span text:style-name="T8">&lt;HR&gt;</text:span></text:p>
      <text:p text:style-name="P6"><text:span text:style-name="T8">&lt;/BODY&gt;</text:span></text:p>
      <text:p text:style-name="P1"/>
      <text:p text:style-name="P1"/>
      <text:p text:style-name="P1"/>
      <text:p text:style-name="P1"><text:line-break/><text:span text:style-name="T5">(4) Document the HTTP request and the server response when you manually download the PNG image file at </text:span><text:span text:style-name="T9">http://www.google.com/images/logos/google_logo_41.png</text:span><text:span text:style-name="T5"> via Netcat</text:span><text:line-break/><text:span text:style-name="T5">Note: Is there a good reason why it doesn't make sense to include the server response (at least, the data portion) in your lab report?  On a related note, if your Terminal window hangs during this step, at least you'll know why!</text:span></text:p>
      <text:p text:style-name="P1">It is wise not to include the data portion because it won’t make any sense if the data your downloading is from a non-text file type such as an image you’re trying to download. It will appear as gibberish as shown below.</text:p>
      <text:p text:style-name="P1"/>
      <text:p text:style-name="P2">netcat -C www.google.com 80</text:p>
      <text:p text:style-name="P2">GET /images/logos/google_logo_41.png HTTP/1.1</text:p>
      <text:p text:style-name="P2">Host: www.google.com</text:p>
      <text:p text:style-name="P2">Connection: close</text:p>
      <text:p text:style-name="P2"/>
      <text:p text:style-name="P2">HTTP/1.1 200 OK</text:p>
      <text:p text:style-name="P2">Accept-Ranges: bytes</text:p>
      <text:p text:style-name="P2">Content-Type: image/png</text:p>
      <text:p text:style-name="P2">Date: Fri, 31 Mar 2017 05:15:22 GMT</text:p>
      <text:p text:style-name="P2">Expires: Fri, 31 Mar 2017 05:15:22 GMT</text:p>
      <text:p text:style-name="P2">Cache-Control: private, max-age=31536000</text:p>
      <text:p text:style-name="P2">Last-Modified: Thu, 30 Mar 2017 18:00:00 GMT</text:p>
      <text:p text:style-name="P2">X-Content-Type-Options: nosniff</text:p>
      <text:p text:style-name="P2">Server: sffe</text:p>
      <text:p text:style-name="P2">Content-Length: 2408</text:p>
      <text:p text:style-name="P2">X-XSS-Protection: 1; mode=block</text:p>
      <text:p text:style-name="P2">Connection: close</text:p>
      <text:p text:style-name="P2"/>
      <text:p text:style-name="P2"><text:span text:style-name="T10">�</text:span>PNG</text:p>
      <text:p text:style-name="P2"><text:soft-page-break/></text:p>
      <text:p text:style-name="P2">IHDRt<field:fieldmark/><text:span text:style-name="T10">��</text:span>/IDATx<text:span text:style-name="T10">��</text:span>[}<text:span text:style-name="T10">�</text:span>e~ao<text:span text:style-name="T10">��</text:span>S<text:span text:style-name="T10">��</text:span><text:span text:style-name="T11">ڨ</text:span>E<text:span text:style-name="T10">��</text:span>x<text:span text:style-name="T10">������</text:span><text:span text:style-name="T10">���</text:span>^<text:span text:style-name="T10">��</text:span>"`sDD<text:span text:style-name="T10">��</text:span>4<text:tab/><text:span text:style-name="T10">���</text:span><text:span text:style-name="T11">ۏ</text:span>+4<text:span text:style-name="T12">Հ</text:span>­$kL<text:span text:style-name="T10">��</text:span>@<text:span text:style-name="T10">�</text:span><text:span text:style-name="T10">��</text:span>J<text:span text:style-name="T10">��</text:span>(Pi<text:span text:style-name="T10">�������</text:span>~<text:span text:style-name="T10">����</text:span>\<text:span text:style-name="T10">��</text:span>=w<text:span text:style-name="T10">�</text:span>=1ý<text:span text:style-name="T10">�</text:span>vnwf<text:span text:style-name="T10">��</text:span><text:span text:style-name="T11">ݥ</text:span><text:span text:style-name="T10">�</text:span>$ovw<text:span text:style-name="T13">ޝ</text:span>ɼ<text:span text:style-name="T10">����</text:span>}~<text:span text:style-name="T10">�</text:span>o<text:span text:style-name="T10">��</text:span>8K<text:span text:style-name="T10">���</text:span>*iys<text:span text:style-name="T10">��</text:span>3z<text:span text:style-name="T10">���</text:span>&gt;<text:span text:style-name="T10">�</text:span>3<text:span text:style-name="T10">�����</text:span>5EǾ<text:span text:style-name="T10">���</text:span>?<text:span text:style-name="T10">�</text:span>B<text:span text:style-name="T10">�</text:span>|(<text:span text:style-name="T10">��</text:span>g<text:span text:style-name="T10">Ԝ�</text:span>;5<text:span text:style-name="T10">��</text:span>Ts<text:span text:style-name="T10">�</text:span><text:span text:style-name="T12">ո</text:span><text:span text:style-name="T10">�</text:span>ok<text:span text:style-name="T10">��</text:span>t<text:span text:style-name="T10">�</text:span>:<text:span text:style-name="T10">��</text:span><text:span text:style-name="T14">吞</text:span>X<text:span text:style-name="T10">����</text:span><text:span text:style-name="T15">䪟</text:span><text:span text:style-name="T10">���</text:span>ʴu&gt;<text:span text:style-name="T10">��</text:span>G<text:span text:style-name="T10">�</text:span>9<text:span text:style-name="T10">��</text:span> <text:span text:style-name="T10">�</text:span>_3^<text:span text:style-name="T10">��</text:span>'<text:span text:style-name="T10">�</text:span>dg1bO<text:span text:style-name="T10">��</text:span>&amp;<text:span text:style-name="T10">�</text:span><text:span text:style-name="T10">�</text:span>cӉ<text:span text:style-name="T10">�</text:span><text:span text:style-name="T16">꓋</text:span>Ԍ<text:span text:style-name="T10">��</text:span>+Y<text:span text:style-name="T10">�����</text:span>)<text:span text:style-name="T10">��</text:span> <text:span text:style-name="T16"></text:span><text:span text:style-name="T11">ݿ</text:span>g<text:span text:style-name="T10">�</text:span>ɬy}H<text:span text:style-name="T10">�</text:span>4</text:p>
      <text:p text:style-name="P2">2A<text:span text:style-name="T10">�</text:span>)e<text:span text:style-name="T10">��</text:span>!<text:span text:style-name="T10">�</text:span>v<text:span text:style-name="T10">�</text:span>U/ez<text:span text:style-name="T10">��</text:span>"jv8N<text:span text:style-name="T10">��</text:span>cD<text:span text:style-name="T10">�</text:span>(Gh<text:span text:style-name="T10">�</text:span>:$t<text:tab/>E<text:span text:style-name="T10">��</text:span>U<text:span text:style-name="T10">�</text:span>O<text:span text:style-name="T10">�</text:span>LCɛw0<text:span text:style-name="T10">�</text:span>:<text:span text:style-name="T10">��</text:span>d<text:span text:style-name="T10">�</text:span>=<text:span text:style-name="T10">�</text:span><text:span text:style-name="T17">ğ</text:span><text:span text:style-name="T10">�</text:span>d<text:span text:style-name="T10">�</text:span>B<text:span text:style-name="T10">��</text:span>G<text:span text:style-name="T10">��</text:span>9<text:span text:style-name="T10">���</text:span><text:span text:style-name="T18">˘$</text:span><text:span text:style-name="T10">��</text:span>\%S<text:span text:style-name="T10">�</text:span><text:span text:style-name="T10">�</text:span>CB<text:span text:style-name="T10">��</text:span>P<text:span text:style-name="T10">�</text:span><text:span text:style-name="T10">��</text:span>{</text:p>
      <text:p text:style-name="P2"><text:span text:style-name="T10">�</text:span>IbvJ<text:span text:style-name="T10">�</text:span>r<text:span text:style-name="T10">��</text:span> <text:span text:style-name="T10">��</text:span>9</text:p>
      <text:p text:style-name="P2"><text:s text:c="16"/>1;<text:tab/><text:span text:style-name="T10">�</text:span>X[?ϩV<text:span text:style-name="T10">�</text:span><text:span text:style-name="T11">ڵ</text:span>Ys!;<text:span text:style-name="T10">�</text:span>(<text:span text:style-name="T10">��</text:span></text:p>
      <text:p text:style-name="P2">D<text:span text:style-name="T10">�</text:span>Z<text:span text:style-name="T10">���</text:span><text:span text:style-name="T11">ڦ</text:span><text:span text:style-name="T10">�</text:span>jmf­f<text:span text:style-name="T10">��</text:span>H}<text:span text:style-name="T10">��</text:span>ѯS<text:span text:style-name="T10">��</text:span>]h<text:span text:style-name="T10">�</text:span>;]C<text:span text:style-name="T10">�</text:span>J<text:span text:style-name="T10">��</text:span>$<text:span text:style-name="T10">�</text:span>hw<text:span text:style-name="T10">���</text:span>_QV<text:span text:style-name="T10">���</text:span>j<text:span text:style-name="T10">�</text:span>k%<text:span text:style-name="T10">�</text:span>‑<text:span text:style-name="T10">��</text:span>8<text:span text:style-name="T10">��</text:span><text:span text:style-name="T11">֔</text:span>su<text:span text:style-name="T10">�</text:span>/<text:span text:style-name="T10">�</text:span>3<text:span text:style-name="T10">��</text:span>'RR<text:span text:style-name="T10">�</text:span>;<text:span text:style-name="T10">�����</text:span>ɖ<text:span text:style-name="T10">�</text:span>JJlGQ<text:span text:style-name="T10">��</text:span>i%-M<text:span text:style-name="T10">��</text:span></text:p>
      <text:p text:style-name="P2"><text:s text:c="15"/><text:span text:style-name="T10">��</text:span>D<text:span text:style-name="T10">���</text:span>G<text:span text:style-name="T10">��</text:span><field:fieldmark/><text:span text:style-name="T10">��</text:span>K{s|S<text:span text:style-name="T10">�</text:span>+<text:span text:style-name="T10">���</text:span>$<text:span text:style-name="T10">��</text:span>O<text:span text:style-name="T10">�</text:span><text:span text:style-name="T18">#Dů</text:span><text:span text:style-name="T10">���</text:span><text:span text:style-name="T10">�</text:span>zH,<text:span text:style-name="T13">ޗ</text:span><text:span text:style-name="T16">̘</text:span>E<text:span text:style-name="T10">��</text:span>%<text:span text:style-name="T10">�</text:span>h"<text:span text:style-name="T10">�</text:span>Ѳ&amp;<text:span text:style-name="T10">����</text:span>#<text:span text:style-name="T16">⸋</text:span><text:span text:style-name="T10">�</text:span>t<text:span text:style-name="T10">��</text:span><text:span text:style-name="T19">Ų</text:span><text:span text:style-name="T10">����������</text:span>@<text:span text:style-name="T10">���</text:span></text:p>
      <text:p text:style-name="P2"><text:s text:c="12"/><text:span text:style-name="T10">��</text:span>_<text:span text:style-name="T10">�</text:span>N<text:span text:style-name="T10">��</text:span><field:fieldmark/>~<text:span text:style-name="T10">�</text:span>IW<text:span text:style-name="T10">�</text:span>Kla<text:span text:style-name="T10">�</text:span>?<text:span text:style-name="T10">�</text:span><text:span text:style-name="T10">�</text:span>k<text:span text:style-name="T10">�</text:span>F<text:span text:style-name="T10">��</text:span>/ӊ<text:span text:style-name="T10">��</text:span>a‑<text:span text:style-name="T10">�</text:span>3<text:span text:style-name="T10">�</text:span>{0Qv<text:span text:style-name="T10">���</text:span>ZL<text:span text:style-name="T10">�</text:span>ZQ<text:span text:style-name="T10">���</text:span>ƍ<text:span text:style-name="T10">�</text:span>~<text:span text:style-name="T10">��</text:span>s<text:span text:style-name="T10">��</text:span>­<text:span text:style-name="T10">�</text:span><text:span text:style-name="T10">�</text:span>o<text:span text:style-name="T10">�</text:span>V<text:span text:style-name="T10">���</text:span>0+<text:span text:style-name="T10">�</text:span>6<text:span text:style-name="T10">�</text:span>3<text:span text:style-name="T10">�</text:span>n<text:span text:style-name="T10">�</text:span>f<text:span text:style-name="T10">�</text:span>n<text:span text:style-name="T20">ܴ</text:span><text:span text:style-name="T10">���</text:span>{<text:span text:style-name="T10">�</text:span><field:fieldmark/>W<text:span text:style-name="T10">�</text:span><text:span text:style-name="T16">ͧ</text:span><text:span text:style-name="T10">��</text:span>dyn<text:span text:style-name="T10">�</text:span>ȶ<text:span text:style-name="T10">���</text:span>"&amp;`E<text:span text:style-name="T10">�</text:span>:<text:span text:style-name="T10">�</text:span>V<text:span text:style-name="T10">�</text:span>‑<text:span text:style-name="T10">��</text:span>d<text:span text:style-name="T10">�</text:span>0<text:span text:style-name="T10">��</text:span>"‑BhEi<text:span text:style-name="T10">�</text:span>he<text:span text:style-name="T10">��</text:span>2F<text:span text:style-name="T10">���</text:span>J<text:span text:style-name="T10">�</text:span>Wc<text:span text:style-name="T10">�</text:span>[=m<text:span text:style-name="T10">�</text:span>~<text:span text:style-name="T10">�</text:span><text:span text:style-name="T14">㎛</text:span><text:span text:style-name="T10">���</text:span>&lt;<text:span text:style-name="T10">��</text:span><text:span text:style-name="T10">���</text:span>8<text:span text:style-name="T10">�</text:span>4y<text:span text:style-name="T10">�</text:span>3<text:span text:style-name="T10">��</text:span><text:span text:style-name="T12">Պ</text:span>*<text:span text:style-name="T21">ߋ</text:span>}<text:span text:style-name="T10">�</text:span><text:span text:style-name="T10">�</text:span>%5~Q<text:span text:style-name="T10">�</text:span>t<text:span text:style-name="T10">�</text:span>{8<text:span text:style-name="T10">�</text:span><text:tab/>+<text:span text:style-name="T10">�</text:span>l<text:span text:style-name="T10">�</text:span>ɢ<text:span text:style-name="T10">�</text:span>[h<text:span text:style-name="T10">��</text:span>*<text:span text:style-name="T10">�</text:span>]D+<text:span text:style-name="T10">����</text:span>~Z<text:span text:style-name="T10">������</text:span>L</text:p>
      <text:p text:style-name="P2">NCE<text:span text:style-name="T10">�</text:span>F[P<text:span text:style-name="T10">����������</text:span>MPB16l#<text:span text:style-name="T10">�</text:span>U{</text:p>
      <text:p text:style-name="P2"><text:s text:c="28"/><text:span text:style-name="T10">���</text:span></text:p>
      <text:p text:style-name="P2">Gf<text:span text:style-name="T10">�</text:span>@fydS<text:span text:style-name="T10">���</text:span>F<field:fieldmark/>Z<text:span text:style-name="T11">ۨ</text:span><text:span text:style-name="T10">�</text:span>z<text:span text:style-name="T10">�</text:span>#<text:span text:style-name="T10">��</text:span>+'ƣ<text:span text:style-name="T10">��</text:span><text:span text:style-name="T10">���</text:span>&gt;y<text:span text:style-name="T10">�</text:span>;<text:span text:style-name="T10">�</text:span>2<text:span text:style-name="T10">�</text:span>oS<text:span text:style-name="T10">�</text:span>C-k<text:span text:style-name="T10">�</text:span>[2<text:span text:style-name="T10">��</text:span>}<text:span text:style-name="T10">�</text:span>M(<text:span text:style-name="T10">�</text:span>$<text:span text:style-name="T10">����</text:span>D<text:span text:style-name="T11">ۅ</text:span>^W<text:span text:style-name="T10">�</text:span>w<text:span text:style-name="T10">�����</text:span><text:span text:style-name="T10">��</text:span>s<text:span text:style-name="T10">��</text:span>Y<text:span text:style-name="T10">��</text:span><text:span text:style-name="T20">݉</text:span>A<text:span text:style-name="T10">��</text:span><text:span text:style-name="T10">���</text:span>/5V<text:span text:style-name="T10">��</text:span><text:span text:style-name="T11">۝</text:span><text:span text:style-name="T10">�</text:span>4<text:span text:style-name="T10">�</text:span>k<text:span text:style-name="T10">��</text:span>B<text:span text:style-name="T10">�</text:span>:<text:span text:style-name="T10">����</text:span>h<text:span text:style-name="T10">�</text:span>k<text:span text:style-name="T10">�</text:span>Do<text:span text:style-name="T10">�</text:span>o<text:span text:style-name="T10">�</text:span>O^<text:span text:style-name="T10">�</text:span><text:tab/>6<text:tab/>z<text:span text:style-name="T10">�</text:span>V+M<text:span text:style-name="T10">���</text:span><text:tab/><text:span text:style-name="T10">��</text:span>u<text:span text:style-name="T10">��</text:span>}<text:span text:style-name="T10">�</text:span>c<text:span text:style-name="T10">����</text:span>i<text:span text:style-name="T10">��</text:span>R<text:span text:style-name="T10">�</text:span>LhP<text:span text:style-name="T10">��</text:span></text:p>
      <text:p text:style-name="P2"><text:s text:c="6"/><text:span text:style-name="T10">��</text:span></text:p>
      <text:p text:style-name="P2"><text:span text:style-name="T10">��</text:span><text:span text:style-name="T22">ା</text:span><text:span text:style-name="T10">��</text:span>}g/w<text:span text:style-name="T10">��</text:span><text:span text:style-name="T10">�</text:span>{<text:span text:style-name="T10">��</text:span><text:span text:style-name="T17">Ğ</text:span><text:span text:style-name="T10">��</text:span>a<text:span text:style-name="T10">�</text:span>f<text:span text:style-name="T10">�</text:span><text:span text:style-name="T10">�</text:span>wq<text:span text:style-name="T10">���</text:span>Vg<text:tab/>J<text:span text:style-name="T10">�</text:span>5B<text:span text:style-name="T10">�</text:span>h!:ĝ<text:span text:style-name="T10">��</text:span></text:p>
      <text:p text:style-name="P2"><text:s text:c="51"/><text:span text:style-name="T10">��</text:span>p<text:span text:style-name="T10">��</text:span>~<text:span text:style-name="T10">�</text:span>&amp;</text:p>
      <text:p text:style-name="P2"><text:s text:c="60"/><text:span text:style-name="T10">��</text:span>/<text:span text:style-name="T10">�</text:span>D<text:span text:style-name="T10">�</text:span>!n<text:span text:style-name="T10">����</text:span>%s+<text:span text:style-name="T10">�</text:span>|<text:span text:style-name="T10">��</text:span>d<text:span text:style-name="T11">ځ</text:span><text:span text:style-name="T10">��</text:span>}<text:span text:style-name="T10">�</text:span>5<text:span text:style-name="T10">���</text:span></text:p>
      <text:p text:style-name="P2"><text:s text:c="13"/>`<text:span text:style-name="T10">�</text:span>C<text:span text:style-name="T10">�������</text:span>'L<text:span text:style-name="T10">��</text:span>v­)<text:span text:style-name="T10">�</text:span>Q<text:span text:style-name="T10">�������</text:span>n<text:span text:style-name="T10">�</text:span>#<text:span text:style-name="T10">�</text:span>q"d<text:span text:style-name="T10">�</text:span></text:p>
      <text:p text:style-name="P2"><text:s text:c="48"/><text:span text:style-name="T10">���</text:span>E<text:span text:style-name="T10">���������</text:span>(<text:span text:style-name="T10">�</text:span><text:span text:style-name="T10">���</text:span>sƗ}<text:span text:style-name="T10">�</text:span>H<text:span text:style-name="T10">���</text:span>!­<text:span text:style-name="T10">��</text:span>u['<text:span text:style-name="T10">��</text:span>&lt;<text:span text:style-name="T10">�</text:span>n{o<text:span text:style-name="T10">�</text:span></text:p>
      <text:p text:style-name="Standard"><text:a xlink:type="simple" xlink:href="http://www.google.com/images/logos/google_logo_41.png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Baltic" svg:font-family="'Calibri Baltic'" style:font-family-generic="roman" style:font-pitch="variable"/>
    <style:font-face style:name="Calibri CE" svg:font-family="'Calibri CE'" style:font-family-generic="roman" style:font-pitch="variable"/>
    <style:font-face style:name="Calibri Tur" svg:font-family="'Calibri Tur'" style:font-family-generic="roman" style:font-pitch="variable"/>
    <style:font-face style:name="Ebrima" svg:font-family="Ebrima" style:font-family-generic="roman" style:font-pitch="variable"/>
    <style:font-face style:name="Estrangelo Edessa" svg:font-family="'Estrangelo Edessa'" style:font-family-generic="roman" style:font-pitch="variable"/>
    <style:font-face style:name="Kalinga" svg:font-family="Kalinga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MV Boli" svg:font-family="'MV Boli'" style:font-family-generic="roman" style:font-pitch="variable"/>
    <style:font-face style:name="Microsoft JhengHei" svg:font-family="'Microsoft JhengHei'" style:font-family-generic="roman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brima1" svg:font-family="Ebrima" style:font-family-generic="system" style:font-pitch="variable"/>
    <style:font-face style:name="Estrangelo Edessa1" svg:font-family="'Estrangelo Edessa'" style:font-family-generic="system" style:font-pitch="variable"/>
    <style:font-face style:name="FreeSans" svg:font-family="FreeSans" style:font-family-generic="system" style:font-pitch="variable"/>
    <style:font-face style:name="Kalinga1" svg:font-family="Kalinga" style:font-family-generic="system" style:font-pitch="variable"/>
    <style:font-face style:name="Lohit Hindi" svg:font-family="'Lohit Hindi'" style:font-family-generic="system" style:font-pitch="variable"/>
    <style:font-face style:name="MS Gothic1" svg:font-family="'MS Gothic'" style:font-family-generic="system" style:font-pitch="variable"/>
    <style:font-face style:name="MV Boli1" svg:font-family="'MV Boli'" style:font-family-generic="system" style:font-pitch="variable"/>
    <style:font-face style:name="Microsoft JhengHei1" svg:font-family="'Microsoft JhengHei'" style:font-family-generic="system" style:font-pitch="variable"/>
    <style:font-face style:name="Noto Sans CJK SC Regular" svg:font-family="'Noto Sans CJK SC Regular'" style:font-family-generic="system" style:font-pitch="variable"/>
    <style:font-face style:name="Sylfaen1" svg:font-family="Sylfae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MS Gothic1" style:font-family-asian="'MS Gothic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Standard_20__28_user_29_" style:display-name="Standard (user)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2:22:10.634654903</meta:creation-date>
    <dc:date>2017-03-30T22:26:35.372225548</dc:date>
    <meta:editing-duration>PT4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23" meta:word-count="746" meta:character-count="7171" meta:non-whitespace-character-count="6293"/>
  </office:meta>
</office:document-meta>
</file>